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5.483cm"/>
    </style:style>
    <style:style style:name="co3" style:family="table-column">
      <style:table-column-properties fo:break-before="auto" style:column-width="9.4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Dens of the Rich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Address</text:p>
          </table:table-cell>
        </table:table-row>
        <table:table-row table:style-name="ro1">
          <table:table-cell office:value-type="float" office:value="50">
            <text:p>50</text:p>
          </table:table-cell>
          <table:table-cell/>
          <table:table-cell office:value-type="string">
            <text:p>Mayfair mansion bought by CEO of ArcelorMittal, Lakshmi Mittal. as a wedding present for his daughter. Came with a built in nightclub and full-sized squash court.</text:p>
          </table:table-cell>
          <table:table-cell table:style-name="ce1" office:value-type="string">
            <text:p>21-23 Curzon St London, Greater London W1J 7TE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Annabel's</text:p>
          </table:table-cell>
          <table:table-cell office:value-type="string">
            <text:p>Nightclub frequented by drunken aristos, celebs and other mega-rich. Champagne at £3,600 a bottle.</text:p>
          </table:table-cell>
          <table:table-cell office:value-type="string">
            <text:p>44 Berkeley Square, London, Greater London W1J 5QB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Asprey</text:p>
          </table:table-cell>
          <table:table-cell office:value-type="string">
            <text:p>The royal jeweller.</text:p>
          </table:table-cell>
          <table:table-cell office:value-type="string">
            <text:p>167 New Bond St, London, Greater London W1S 4AY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Boodle's</text:p>
          </table:table-cell>
          <table:table-cell office:value-type="string">
            <text:p>Private “gentlemen‘s" club.</text:p>
          </table:table-cell>
          <table:table-cell office:value-type="string">
            <text:p>28 Saint James's Street, London, Greater London SW1A 1HJ, United Kingdom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Bond Street</text:p>
          </table:table-cell>
          <table:table-cell office:value-type="string">
            <text:p>Ultimate shopping street of the global mega-rich. (lncludes Old and New Bond Street)</text:p>
          </table:table-cell>
          <table:table-cell office:value-type="string">
            <text:p>Old Bond St, City of Westminster, London, UK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Buckingham Palace</text:p>
          </table:table-cell>
          <table:table-cell office:value-type="string">
            <text:p>Hideout of the infamous Windsor family.</text:p>
          </table:table-cell>
          <table:table-cell office:value-type="string">
            <text:p>Buckingham Palace, London, Greater London SW1A 1AA, United Kingdom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Brooks's</text:p>
          </table:table-cell>
          <table:table-cell office:value-type="string">
            <text:p>Private “gentleman's” club.</text:p>
          </table:table-cell>
          <table:table-cell office:value-type="string">
            <text:p>60 St James's St London SW1A 1LN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Carlton Club</text:p>
          </table:table-cell>
          <table:table-cell office:value-type="string">
            <text:p>Traditional club house of the elite ranks of the Conservative Party.</text:p>
          </table:table-cell>
          <table:table-cell office:value-type="string">
            <text:p>69 St James's St <text:s/>London, Greater London SW1A 1PJ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CIaridge’s</text:p>
          </table:table-cell>
          <table:table-cell office:value-type="string">
            <text:p>Five star hotel. Connections with royalty have led to it sometimes being referred to as an “annexe to Buckingham Palace".</text:p>
          </table:table-cell>
          <table:table-cell office:value-type="string">
            <text:p>49 Brook Street, Mayfair, W1K 4HR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Duke of Westminster</text:p>
          </table:table-cell>
          <table:table-cell office:value-type="string">
            <text:p>The Grosvenor Group. owned by the Duke and family. controls swathes of London's swanky Mayfair. The Duke is said to be worth £7.35 billion and was 7th in the Sunday Times Rich List 2012 the richest British person.</text:p>
          </table:table-cell>
          <table:table-cell office:value-type="string">
            <text:p>70 Grosvenor Street, W1K 3JP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Fortnum &amp; Mason</text:p>
          </table:table-cell>
          <table:table-cell office:value-type="string">
            <text:p>Supermarket of the ruling class for over 300 years and tax-dodger extraordinaire, the place to stock up on your caviare and foie gras.</text:p>
          </table:table-cell>
          <table:table-cell office:value-type="string">
            <text:p>181 Piccadilly. W1A 1ER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Mahiki</text:p>
          </table:table-cell>
          <table:table-cell office:value-type="string">
            <text:p>Cocktail bar of the feral rich owned by Luxury Lifestyle Group Brompton Brands.</text:p>
          </table:table-cell>
          <table:table-cell office:value-type="string">
            <text:p>1 Dover Street. Mayfair, W1S 4LD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Naval &amp; Military Club</text:p>
          </table:table-cell>
          <table:table-cell office:value-type="string">
            <text:p>a.k.a. “In and Out". Private “gentlemen's" club.</text:p>
          </table:table-cell>
          <table:table-cell office:value-type="string">
            <text:p>4 St James Square SW1 4JU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The Ritz</text:p>
          </table:table-cell>
          <table:table-cell office:value-type="string">
            <text:p>Famous luxury hotel that has housed capitalists since 1906, including Margaret Thatcher who died in her suite here on 8 April 2013.</text:p>
          </table:table-cell>
          <table:table-cell office:value-type="string">
            <text:p>150 Piccadilly, W1J 9BS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Tramp</text:p>
          </table:table-cell>
          <table:table-cell office:value-type="string">
            <text:p>Drinking den for minor royals and other eurotrash coke-heads.</text:p>
          </table:table-cell>
          <table:table-cell office:value-type="string">
            <text:p>40 Jermyn Street, SW1Y 6DN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Sotheby’s</text:p>
          </table:table-cell>
          <table:table-cell office:value-type="string">
            <text:p>Complicit in Israeli war crimes.</text:p>
          </table:table-cell>
          <table:table-cell office:value-type="string">
            <text:p>34-35 New Bond Street, W1A 2AA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W Hotel</text:p>
          </table:table-cell>
          <table:table-cell office:value-type="string">
            <text:p>Recently bought by Al Faisal Holding. a company established and owned by Sheikh Faisal Bin Qassim AI Thani of Qatar.</text:p>
          </table:table-cell>
          <table:table-cell office:value-type="string">
            <text:p>10 Wardour Street. Leicester Square. W1D 6QF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3">23/05/2013</text:date>, <text:time>18:41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muel </meta:initial-creator>
    <meta:creation-date>2013-05-23T18:19:31</meta:creation-date>
    <dc:date>2013-05-23T18:41:00</dc:date>
    <dc:creator>samuel </dc:creator>
    <meta:editing-duration>PT00H21M29S</meta:editing-duration>
    <meta:editing-cycles>3</meta:editing-cycles>
    <meta:generator>OpenOffice.org/3.2$Unix OpenOffice.org_project/320m19$Build-9505</meta:generator>
    <meta:document-statistic meta:table-count="3" meta:cell-count="71" meta:object-count="0"/>
  </office:meta>
</office:document-meta>
</file>